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1" table:style-name="ta1">
        <table:shapes>
          <draw:frame draw:z-index="0" draw:style-name="gr1" draw:text-style-name="P1" svg:width="15.999cm" svg:height="8.999cm" svg:x="32.235cm" svg:y="1.721cm">
            <draw:object draw:notify-on-update-of-ranges="test1.H3:test1.H16 test1.E3:test1.E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051cm" svg:y="40.714cm">
            <draw:object draw:notify-on-update-of-ranges="test1.J2:test1.J37 test1.I2:test1.I3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32.038cm" svg:y="11.273cm">
            <draw:object draw:notify-on-update-of-ranges="test1.J38:test1.J58 test1.I38:test1.I58 test1.J2:test1.J37 test1.I2:test1.I3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0.722cm" svg:y="27.185cm">
            <draw:object draw:notify-on-update-of-ranges="test1.J51:test1.J58 test1.K38:test1.K38 test1.I51:test1.I58 test1.J29:test1.J37 test1.K2:test1.K2 test1.I29:test1.I3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.999cm" svg:height="8.999cm" svg:x="16.874cm" svg:y="27.487cm">
            <draw:object draw:notify-on-update-of-ranges="test1.J46:test1.J52 test1.K38:test1.K38 test1.I46:test1.I52 test1.J21:test1.J29 test1.K2:test1.K2 test1.I21:test1.I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15.999cm" svg:height="8.999cm" svg:x="33.547cm" svg:y="26.953cm">
            <draw:object draw:notify-on-update-of-ranges="test1.J38:test1.J46 test1.K38:test1.K38 test1.I38:test1.I46 test1.J2:test1.J21 test1.K2:test1.K2 test1.I2:test1.I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noRows</text:p>
          </table:table-cell>
          <table:table-cell office:value-type="string" calcext:value-type="string">
            <text:p>ln(Score)</text:p>
          </table:table-cell>
          <table:table-cell office:value-type="string" calcext:value-type="string">
            <text:p>ln(noRows)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3079600.438628" calcext:value-type="float">
            <text:p>23079600.438628</text:p>
          </table:table-cell>
          <table:table-cell office:value-type="float" office:value="128818.984035" calcext:value-type="float">
            <text:p>128818.984035</text:p>
          </table:table-cell>
          <table:table-cell office:value-type="string" calcext:value-type="string">
            <text:p>ops/s</text:p>
          </table:table-cell>
          <table:table-cell office:value-type="float" office:value="1" calcext:value-type="float">
            <text:p>1</text:p>
          </table:table-cell>
          <table:table-cell table:formula="of:=LN([.E2])" office:value-type="float" office:value="16.9544596874365" calcext:value-type="float">
            <text:p>16.9544596874</text:p>
          </table:table-cell>
          <table:table-cell table:formula="of:=LN([.H2])" office:value-type="float" office:value="0" calcext:value-type="float">
            <text:p>0</text:p>
          </table:table-cell>
          <table:table-cell office:value-type="string" calcext:value-type="string">
            <text:p>IJK</text:p>
          </table:table-cell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665559.266153" calcext:value-type="float">
            <text:p>7665559.266153</text:p>
          </table:table-cell>
          <table:table-cell office:value-type="float" office:value="28162.85003" calcext:value-type="float">
            <text:p>28162.85003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  <table:table-cell table:formula="of:=LN([.E3])" office:value-type="float" office:value="15.8522480312471" calcext:value-type="float">
            <text:p>15.8522480312</text:p>
          </table:table-cell>
          <table:table-cell table:formula="of:=LN([.H3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660493.585188" calcext:value-type="float">
            <text:p>3660493.585188</text:p>
          </table:table-cell>
          <table:table-cell office:value-type="float" office:value="15653.220876" calcext:value-type="float">
            <text:p>15653.220876</text:p>
          </table:table-cell>
          <table:table-cell office:value-type="string" calcext:value-type="string">
            <text:p>ops/s</text:p>
          </table:table-cell>
          <table:table-cell office:value-type="float" office:value="3" calcext:value-type="float">
            <text:p>3</text:p>
          </table:table-cell>
          <table:table-cell table:formula="of:=LN([.E4])" office:value-type="float" office:value="15.1131085556258" calcext:value-type="float">
            <text:p>15.1131085556</text:p>
          </table:table-cell>
          <table:table-cell table:formula="of:=LN([.H4])" office:value-type="float" office:value="1.09861228866811" calcext:value-type="float">
            <text:p>1.0986122887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11373.72687" calcext:value-type="float">
            <text:p>2011373.72687</text:p>
          </table:table-cell>
          <table:table-cell office:value-type="float" office:value="11879.628926" calcext:value-type="float">
            <text:p>11879.628926</text:p>
          </table:table-cell>
          <table:table-cell office:value-type="string" calcext:value-type="string">
            <text:p>ops/s</text:p>
          </table:table-cell>
          <table:table-cell office:value-type="float" office:value="4" calcext:value-type="float">
            <text:p>4</text:p>
          </table:table-cell>
          <table:table-cell table:formula="of:=LN([.E5])" office:value-type="float" office:value="14.5143284927962" calcext:value-type="float">
            <text:p>14.5143284928</text:p>
          </table:table-cell>
          <table:table-cell table:formula="of:=LN([.H5])" office:value-type="float" office:value="1.38629436111989" calcext:value-type="float">
            <text:p>1.3862943611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08801.388589" calcext:value-type="float">
            <text:p>1308801.388589</text:p>
          </table:table-cell>
          <table:table-cell office:value-type="float" office:value="5549.493728" calcext:value-type="float">
            <text:p>5549.493728</text:p>
          </table:table-cell>
          <table:table-cell office:value-type="string" calcext:value-type="string">
            <text:p>ops/s</text:p>
          </table:table-cell>
          <table:table-cell office:value-type="float" office:value="5" calcext:value-type="float">
            <text:p>5</text:p>
          </table:table-cell>
          <table:table-cell table:formula="of:=LN([.E6])" office:value-type="float" office:value="14.0846223057935" calcext:value-type="float">
            <text:p>14.0846223058</text:p>
          </table:table-cell>
          <table:table-cell table:formula="of:=LN([.H6])" office:value-type="float" office:value="1.6094379124341" calcext:value-type="float">
            <text:p>1.6094379124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85774.285992" calcext:value-type="float">
            <text:p>885774.285992</text:p>
          </table:table-cell>
          <table:table-cell office:value-type="float" office:value="2182.203499" calcext:value-type="float">
            <text:p>2182.203499</text:p>
          </table:table-cell>
          <table:table-cell office:value-type="string" calcext:value-type="string">
            <text:p>ops/s</text:p>
          </table:table-cell>
          <table:table-cell office:value-type="float" office:value="6" calcext:value-type="float">
            <text:p>6</text:p>
          </table:table-cell>
          <table:table-cell table:formula="of:=LN([.E7])" office:value-type="float" office:value="13.6942174409146" calcext:value-type="float">
            <text:p>13.6942174409</text:p>
          </table:table-cell>
          <table:table-cell table:formula="of:=LN([.H7])" office:value-type="float" office:value="1.79175946922806" calcext:value-type="float">
            <text:p>1.791759469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19875.416911" calcext:value-type="float">
            <text:p>619875.416911</text:p>
          </table:table-cell>
          <table:table-cell office:value-type="float" office:value="2986.20568" calcext:value-type="float">
            <text:p>2986.20568</text:p>
          </table:table-cell>
          <table:table-cell office:value-type="string" calcext:value-type="string">
            <text:p>ops/s</text:p>
          </table:table-cell>
          <table:table-cell office:value-type="float" office:value="7" calcext:value-type="float">
            <text:p>7</text:p>
          </table:table-cell>
          <table:table-cell table:formula="of:=LN([.E8])" office:value-type="float" office:value="13.3372737963639" calcext:value-type="float">
            <text:p>13.3372737964</text:p>
          </table:table-cell>
          <table:table-cell table:formula="of:=LN([.H8])" office:value-type="float" office:value="1.94591014905531" calcext:value-type="float">
            <text:p>1.9459101491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63620.230357" calcext:value-type="float">
            <text:p>463620.230357</text:p>
          </table:table-cell>
          <table:table-cell office:value-type="float" office:value="1226.173651" calcext:value-type="float">
            <text:p>1226.173651</text:p>
          </table:table-cell>
          <table:table-cell office:value-type="string" calcext:value-type="string">
            <text:p>ops/s</text:p>
          </table:table-cell>
          <table:table-cell office:value-type="float" office:value="8" calcext:value-type="float">
            <text:p>8</text:p>
          </table:table-cell>
          <table:table-cell table:formula="of:=LN([.E9])" office:value-type="float" office:value="13.0468210270215" calcext:value-type="float">
            <text:p>13.046821027</text:p>
          </table:table-cell>
          <table:table-cell table:formula="of:=LN([.H9])" office:value-type="float" office:value="2.07944154167984" calcext:value-type="float">
            <text:p>2.0794415417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57011.857923" calcext:value-type="float">
            <text:p>357011.857923</text:p>
          </table:table-cell>
          <table:table-cell office:value-type="float" office:value="897.725755" calcext:value-type="float">
            <text:p>897.725755</text:p>
          </table:table-cell>
          <table:table-cell office:value-type="string" calcext:value-type="string">
            <text:p>ops/s</text:p>
          </table:table-cell>
          <table:table-cell office:value-type="float" office:value="9" calcext:value-type="float">
            <text:p>9</text:p>
          </table:table-cell>
          <table:table-cell table:formula="of:=LN([.E10])" office:value-type="float" office:value="12.7855242756807" calcext:value-type="float">
            <text:p>12.7855242757</text:p>
          </table:table-cell>
          <table:table-cell table:formula="of:=LN([.H10])" office:value-type="float" office:value="2.19722457733622" calcext:value-type="float">
            <text:p>2.1972245773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8905.894268" calcext:value-type="float">
            <text:p>278905.894268</text:p>
          </table:table-cell>
          <table:table-cell office:value-type="float" office:value="771.551608" calcext:value-type="float">
            <text:p>771.551608</text:p>
          </table:table-cell>
          <table:table-cell office:value-type="string" calcext:value-type="string">
            <text:p>ops/s</text:p>
          </table:table-cell>
          <table:table-cell office:value-type="float" office:value="10" calcext:value-type="float">
            <text:p>10</text:p>
          </table:table-cell>
          <table:table-cell table:formula="of:=LN([.E11])" office:value-type="float" office:value="12.5386297073758" calcext:value-type="float">
            <text:p>12.5386297074</text:p>
          </table:table-cell>
          <table:table-cell table:formula="of:=LN([.H11])" office:value-type="float" office:value="2.30258509299405" calcext:value-type="float">
            <text:p>2.302585093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23310.415133" calcext:value-type="float">
            <text:p>223310.415133</text:p>
          </table:table-cell>
          <table:table-cell office:value-type="float" office:value="1140.005695" calcext:value-type="float">
            <text:p>1140.005695</text:p>
          </table:table-cell>
          <table:table-cell office:value-type="string" calcext:value-type="string">
            <text:p>ops/s</text:p>
          </table:table-cell>
          <table:table-cell office:value-type="float" office:value="11" calcext:value-type="float">
            <text:p>11</text:p>
          </table:table-cell>
          <table:table-cell table:formula="of:=LN([.E12])" office:value-type="float" office:value="12.3163180786259" calcext:value-type="float">
            <text:p>12.3163180786</text:p>
          </table:table-cell>
          <table:table-cell table:formula="of:=LN([.H12])" office:value-type="float" office:value="2.39789527279837" calcext:value-type="float">
            <text:p>2.3978952728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3079.092759" calcext:value-type="float">
            <text:p>183079.092759</text:p>
          </table:table-cell>
          <table:table-cell office:value-type="float" office:value="1212.529699" calcext:value-type="float">
            <text:p>1212.529699</text:p>
          </table:table-cell>
          <table:table-cell office:value-type="string" calcext:value-type="string">
            <text:p>ops/s</text:p>
          </table:table-cell>
          <table:table-cell office:value-type="float" office:value="12" calcext:value-type="float">
            <text:p>12</text:p>
          </table:table-cell>
          <table:table-cell table:formula="of:=LN([.E13])" office:value-type="float" office:value="12.1176735393205" calcext:value-type="float">
            <text:p>12.1176735393</text:p>
          </table:table-cell>
          <table:table-cell table:formula="of:=LN([.H13])" office:value-type="float" office:value="2.484906649788" calcext:value-type="float">
            <text:p>2.4849066498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4205.052975" calcext:value-type="float">
            <text:p>154205.052975</text:p>
          </table:table-cell>
          <table:table-cell office:value-type="float" office:value="573.047399" calcext:value-type="float">
            <text:p>573.047399</text:p>
          </table:table-cell>
          <table:table-cell office:value-type="string" calcext:value-type="string">
            <text:p>ops/s</text:p>
          </table:table-cell>
          <table:table-cell office:value-type="float" office:value="13" calcext:value-type="float">
            <text:p>13</text:p>
          </table:table-cell>
          <table:table-cell table:formula="of:=LN([.E14])" office:value-type="float" office:value="11.9460385085433" calcext:value-type="float">
            <text:p>11.9460385085</text:p>
          </table:table-cell>
          <table:table-cell table:formula="of:=LN([.H14])" office:value-type="float" office:value="2.56494935746154" calcext:value-type="float">
            <text:p>2.5649493575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8548.998966" calcext:value-type="float">
            <text:p>128548.998966</text:p>
          </table:table-cell>
          <table:table-cell office:value-type="float" office:value="395.811401" calcext:value-type="float">
            <text:p>395.811401</text:p>
          </table:table-cell>
          <table:table-cell office:value-type="string" calcext:value-type="string">
            <text:p>ops/s</text:p>
          </table:table-cell>
          <table:table-cell office:value-type="float" office:value="14" calcext:value-type="float">
            <text:p>14</text:p>
          </table:table-cell>
          <table:table-cell table:formula="of:=LN([.E15])" office:value-type="float" office:value="11.7640654255459" calcext:value-type="float">
            <text:p>11.7640654255</text:p>
          </table:table-cell>
          <table:table-cell table:formula="of:=LN([.H15])" office:value-type="float" office:value="2.63905732961526" calcext:value-type="float">
            <text:p>2.6390573296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9864.346384" calcext:value-type="float">
            <text:p>109864.346384</text:p>
          </table:table-cell>
          <table:table-cell office:value-type="float" office:value="456.094936" calcext:value-type="float">
            <text:p>456.094936</text:p>
          </table:table-cell>
          <table:table-cell office:value-type="string" calcext:value-type="string">
            <text:p>ops/s</text:p>
          </table:table-cell>
          <table:table-cell office:value-type="float" office:value="15" calcext:value-type="float">
            <text:p>15</text:p>
          </table:table-cell>
          <table:table-cell table:formula="of:=LN([.E16])" office:value-type="float" office:value="11.6070016690487" calcext:value-type="float">
            <text:p>11.607001669</text:p>
          </table:table-cell>
          <table:table-cell table:formula="of:=LN([.H16])" office:value-type="float" office:value="2.70805020110221" calcext:value-type="float">
            <text:p>2.7080502011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4450.78393" calcext:value-type="float">
            <text:p>94450.78393</text:p>
          </table:table-cell>
          <table:table-cell office:value-type="float" office:value="306.404739" calcext:value-type="float">
            <text:p>306.404739</text:p>
          </table:table-cell>
          <table:table-cell office:value-type="string" calcext:value-type="string">
            <text:p>ops/s</text:p>
          </table:table-cell>
          <table:table-cell office:value-type="float" office:value="16" calcext:value-type="float">
            <text:p>16</text:p>
          </table:table-cell>
          <table:table-cell table:formula="of:=LN([.E17])" office:value-type="float" office:value="11.4558341728423" calcext:value-type="float">
            <text:p>11.4558341728</text:p>
          </table:table-cell>
          <table:table-cell table:formula="of:=LN([.H17])" office:value-type="float" office:value="2.77258872223978" calcext:value-type="float">
            <text:p>2.772588722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9382.066089" calcext:value-type="float">
            <text:p>79382.066089</text:p>
          </table:table-cell>
          <table:table-cell office:value-type="float" office:value="622.603557" calcext:value-type="float">
            <text:p>622.603557</text:p>
          </table:table-cell>
          <table:table-cell office:value-type="string" calcext:value-type="string">
            <text:p>ops/s</text:p>
          </table:table-cell>
          <table:table-cell office:value-type="float" office:value="17" calcext:value-type="float">
            <text:p>17</text:p>
          </table:table-cell>
          <table:table-cell table:formula="of:=LN([.E18])" office:value-type="float" office:value="11.2820277538265" calcext:value-type="float">
            <text:p>11.2820277538</text:p>
          </table:table-cell>
          <table:table-cell table:formula="of:=LN([.H18])" office:value-type="float" office:value="2.83321334405622" calcext:value-type="float">
            <text:p>2.8332133441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1475.582587" calcext:value-type="float">
            <text:p>71475.582587</text:p>
          </table:table-cell>
          <table:table-cell office:value-type="float" office:value="176.793766" calcext:value-type="float">
            <text:p>176.793766</text:p>
          </table:table-cell>
          <table:table-cell office:value-type="string" calcext:value-type="string">
            <text:p>ops/s</text:p>
          </table:table-cell>
          <table:table-cell office:value-type="float" office:value="18" calcext:value-type="float">
            <text:p>18</text:p>
          </table:table-cell>
          <table:table-cell table:formula="of:=LN([.E19])" office:value-type="float" office:value="11.1771111680772" calcext:value-type="float">
            <text:p>11.1771111681</text:p>
          </table:table-cell>
          <table:table-cell table:formula="of:=LN([.H19])" office:value-type="float" office:value="2.89037175789616" calcext:value-type="float">
            <text:p>2.8903717579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2614.980126" calcext:value-type="float">
            <text:p>62614.980126</text:p>
          </table:table-cell>
          <table:table-cell office:value-type="float" office:value="238.117912" calcext:value-type="float">
            <text:p>238.117912</text:p>
          </table:table-cell>
          <table:table-cell office:value-type="string" calcext:value-type="string">
            <text:p>ops/s</text:p>
          </table:table-cell>
          <table:table-cell office:value-type="float" office:value="19" calcext:value-type="float">
            <text:p>19</text:p>
          </table:table-cell>
          <table:table-cell table:formula="of:=LN([.E20])" office:value-type="float" office:value="11.0447598275981" calcext:value-type="float">
            <text:p>11.0447598276</text:p>
          </table:table-cell>
          <table:table-cell table:formula="of:=LN([.H20])" office:value-type="float" office:value="2.94443897916644" calcext:value-type="float">
            <text:p>2.944438979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4954.64784" calcext:value-type="float">
            <text:p>54954.64784</text:p>
          </table:table-cell>
          <table:table-cell office:value-type="float" office:value="274.918867" calcext:value-type="float">
            <text:p>274.918867</text:p>
          </table:table-cell>
          <table:table-cell office:value-type="string" calcext:value-type="string">
            <text:p>ops/s</text:p>
          </table:table-cell>
          <table:table-cell office:value-type="float" office:value="20" calcext:value-type="float">
            <text:p>20</text:p>
          </table:table-cell>
          <table:table-cell table:formula="of:=LN([.E21])" office:value-type="float" office:value="10.9142635393303" calcext:value-type="float">
            <text:p>10.9142635393</text:p>
          </table:table-cell>
          <table:table-cell table:formula="of:=LN([.H21])" office:value-type="float" office:value="2.99573227355399" calcext:value-type="float">
            <text:p>2.9957322736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267.806926" calcext:value-type="float">
            <text:p>20267.806926</text:p>
          </table:table-cell>
          <table:table-cell office:value-type="float" office:value="55.392119" calcext:value-type="float">
            <text:p>55.392119</text:p>
          </table:table-cell>
          <table:table-cell office:value-type="string" calcext:value-type="string">
            <text:p>ops/s</text:p>
          </table:table-cell>
          <table:table-cell office:value-type="float" office:value="30" calcext:value-type="float">
            <text:p>30</text:p>
          </table:table-cell>
          <table:table-cell table:formula="of:=LN([.E22])" office:value-type="float" office:value="9.91678904049951" calcext:value-type="float">
            <text:p>9.9167890405</text:p>
          </table:table-cell>
          <table:table-cell table:formula="of:=LN([.H22])" office:value-type="float" office:value="3.40119738166216" calcext:value-type="float">
            <text:p>3.4011973817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700.565589" calcext:value-type="float">
            <text:p>9700.565589</text:p>
          </table:table-cell>
          <table:table-cell office:value-type="float" office:value="26.110801" calcext:value-type="float">
            <text:p>26.110801</text:p>
          </table:table-cell>
          <table:table-cell office:value-type="string" calcext:value-type="string">
            <text:p>ops/s</text:p>
          </table:table-cell>
          <table:table-cell office:value-type="float" office:value="40" calcext:value-type="float">
            <text:p>40</text:p>
          </table:table-cell>
          <table:table-cell table:formula="of:=LN([.E23])" office:value-type="float" office:value="9.17993947093595" calcext:value-type="float">
            <text:p>9.1799394709</text:p>
          </table:table-cell>
          <table:table-cell table:formula="of:=LN([.H23])" office:value-type="float" office:value="3.68887945411394" calcext:value-type="float">
            <text:p>3.6888794541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395.081284" calcext:value-type="float">
            <text:p>5395.081284</text:p>
          </table:table-cell>
          <table:table-cell office:value-type="float" office:value="16.140839" calcext:value-type="float">
            <text:p>16.140839</text:p>
          </table:table-cell>
          <table:table-cell office:value-type="string" calcext:value-type="string">
            <text:p>ops/s</text:p>
          </table:table-cell>
          <table:table-cell office:value-type="float" office:value="50" calcext:value-type="float">
            <text:p>50</text:p>
          </table:table-cell>
          <table:table-cell table:formula="of:=LN([.E24])" office:value-type="float" office:value="8.59324294412183" calcext:value-type="float">
            <text:p>8.5932429441</text:p>
          </table:table-cell>
          <table:table-cell table:formula="of:=LN([.H24])" office:value-type="float" office:value="3.91202300542815" calcext:value-type="float">
            <text:p>3.9120230054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299.338386" calcext:value-type="float">
            <text:p>3299.338386</text:p>
          </table:table-cell>
          <table:table-cell office:value-type="float" office:value="13.769907" calcext:value-type="float">
            <text:p>13.769907</text:p>
          </table:table-cell>
          <table:table-cell office:value-type="string" calcext:value-type="string">
            <text:p>ops/s</text:p>
          </table:table-cell>
          <table:table-cell office:value-type="float" office:value="60" calcext:value-type="float">
            <text:p>60</text:p>
          </table:table-cell>
          <table:table-cell table:formula="of:=LN([.E25])" office:value-type="float" office:value="8.10147723826304" calcext:value-type="float">
            <text:p>8.1014772383</text:p>
          </table:table-cell>
          <table:table-cell table:formula="of:=LN([.H25])" office:value-type="float" office:value="4.0943445622221" calcext:value-type="float">
            <text:p>4.094344562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164.031656" calcext:value-type="float">
            <text:p>2164.031656</text:p>
          </table:table-cell>
          <table:table-cell office:value-type="float" office:value="11.63081" calcext:value-type="float">
            <text:p>11.63081</text:p>
          </table:table-cell>
          <table:table-cell office:value-type="string" calcext:value-type="string">
            <text:p>ops/s</text:p>
          </table:table-cell>
          <table:table-cell office:value-type="float" office:value="70" calcext:value-type="float">
            <text:p>70</text:p>
          </table:table-cell>
          <table:table-cell table:formula="of:=LN([.E26])" office:value-type="float" office:value="7.67972826832518" calcext:value-type="float">
            <text:p>7.6797282683</text:p>
          </table:table-cell>
          <table:table-cell table:formula="of:=LN([.H26])" office:value-type="float" office:value="4.24849524204936" calcext:value-type="float">
            <text:p>4.24849524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99.466576" calcext:value-type="float">
            <text:p>1499.466576</text:p>
          </table:table-cell>
          <table:table-cell office:value-type="float" office:value="6.351234" calcext:value-type="float">
            <text:p>6.351234</text:p>
          </table:table-cell>
          <table:table-cell office:value-type="string" calcext:value-type="string">
            <text:p>ops/s</text:p>
          </table:table-cell>
          <table:table-cell office:value-type="float" office:value="80" calcext:value-type="float">
            <text:p>80</text:p>
          </table:table-cell>
          <table:table-cell table:formula="of:=LN([.E27])" office:value-type="float" office:value="7.31286470784394" calcext:value-type="float">
            <text:p>7.3128647078</text:p>
          </table:table-cell>
          <table:table-cell table:formula="of:=LN([.H27])" office:value-type="float" office:value="4.38202663467388" calcext:value-type="float">
            <text:p>4.3820266347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85.687429" calcext:value-type="float">
            <text:p>1085.687429</text:p>
          </table:table-cell>
          <table:table-cell office:value-type="float" office:value="4.068995" calcext:value-type="float">
            <text:p>4.068995</text:p>
          </table:table-cell>
          <table:table-cell office:value-type="string" calcext:value-type="string">
            <text:p>ops/s</text:p>
          </table:table-cell>
          <table:table-cell office:value-type="float" office:value="90" calcext:value-type="float">
            <text:p>90</text:p>
          </table:table-cell>
          <table:table-cell table:formula="of:=LN([.E28])" office:value-type="float" office:value="6.98996864046579" calcext:value-type="float">
            <text:p>6.9899686405</text:p>
          </table:table-cell>
          <table:table-cell table:formula="of:=LN([.H28])" office:value-type="float" office:value="4.49980967033027" calcext:value-type="float">
            <text:p>4.4998096703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07.819254" calcext:value-type="float">
            <text:p>807.819254</text:p>
          </table:table-cell>
          <table:table-cell office:value-type="float" office:value="3.545298" calcext:value-type="float">
            <text:p>3.545298</text:p>
          </table:table-cell>
          <table:table-cell office:value-type="string" calcext:value-type="string">
            <text:p>ops/s</text:p>
          </table:table-cell>
          <table:table-cell office:value-type="float" office:value="100" calcext:value-type="float">
            <text:p>100</text:p>
          </table:table-cell>
          <table:table-cell table:formula="of:=LN([.E29])" office:value-type="float" office:value="6.69433833795296" calcext:value-type="float">
            <text:p>6.694338338</text:p>
          </table:table-cell>
          <table:table-cell table:formula="of:=LN([.H29])" office:value-type="float" office:value="4.60517018598809" calcext:value-type="float">
            <text:p>4.605170186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.366953" calcext:value-type="float">
            <text:p>100.366953</text:p>
          </table:table-cell>
          <table:table-cell office:value-type="float" office:value="0.222807" calcext:value-type="float">
            <text:p>0.222807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  <table:table-cell table:formula="of:=LN([.E30])" office:value-type="float" office:value="4.60883299968831" calcext:value-type="float">
            <text:p>4.6088329997</text:p>
          </table:table-cell>
          <table:table-cell table:formula="of:=LN([.H30])" office:value-type="float" office:value="5.29831736654804" calcext:value-type="float">
            <text:p>5.2983173665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.072415" calcext:value-type="float">
            <text:p>31.072415</text:p>
          </table:table-cell>
          <table:table-cell office:value-type="float" office:value="0.071381" calcext:value-type="float">
            <text:p>0.071381</text:p>
          </table:table-cell>
          <table:table-cell office:value-type="string" calcext:value-type="string">
            <text:p>ops/s</text:p>
          </table:table-cell>
          <table:table-cell office:value-type="float" office:value="300" calcext:value-type="float">
            <text:p>300</text:p>
          </table:table-cell>
          <table:table-cell table:formula="of:=LN([.E31])" office:value-type="float" office:value="3.43632044809593" calcext:value-type="float">
            <text:p>3.4363204481</text:p>
          </table:table-cell>
          <table:table-cell table:formula="of:=LN([.H31])" office:value-type="float" office:value="5.7037824746562" calcext:value-type="float">
            <text:p>5.7037824747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.035387" calcext:value-type="float">
            <text:p>13.035387</text:p>
          </table:table-cell>
          <table:table-cell office:value-type="float" office:value="0.022632" calcext:value-type="float">
            <text:p>0.022632</text:p>
          </table:table-cell>
          <table:table-cell office:value-type="string" calcext:value-type="string">
            <text:p>ops/s</text:p>
          </table:table-cell>
          <table:table-cell office:value-type="float" office:value="400" calcext:value-type="float">
            <text:p>400</text:p>
          </table:table-cell>
          <table:table-cell table:formula="of:=LN([.E32])" office:value-type="float" office:value="2.56766773624279" calcext:value-type="float">
            <text:p>2.5676677362</text:p>
          </table:table-cell>
          <table:table-cell table:formula="of:=LN([.H32])" office:value-type="float" office:value="5.99146454710798" calcext:value-type="float">
            <text:p>5.9914645471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807324" calcext:value-type="float">
            <text:p>6.807324</text:p>
          </table:table-cell>
          <table:table-cell office:value-type="float" office:value="0.012173" calcext:value-type="float">
            <text:p>0.012173</text:p>
          </table:table-cell>
          <table:table-cell office:value-type="string" calcext:value-type="string">
            <text:p>ops/s</text:p>
          </table:table-cell>
          <table:table-cell office:value-type="float" office:value="500" calcext:value-type="float">
            <text:p>500</text:p>
          </table:table-cell>
          <table:table-cell table:formula="of:=LN([.E33])" office:value-type="float" office:value="1.91799909139388" calcext:value-type="float">
            <text:p>1.9179990914</text:p>
          </table:table-cell>
          <table:table-cell table:formula="of:=LN([.H33])" office:value-type="float" office:value="6.21460809842219" calcext:value-type="float">
            <text:p>6.2146080984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.902632" calcext:value-type="float">
            <text:p>3.902632</text:p>
          </table:table-cell>
          <table:table-cell office:value-type="float" office:value="0.00537" calcext:value-type="float">
            <text:p>0.00537</text:p>
          </table:table-cell>
          <table:table-cell office:value-type="string" calcext:value-type="string">
            <text:p>ops/s</text:p>
          </table:table-cell>
          <table:table-cell office:value-type="float" office:value="600" calcext:value-type="float">
            <text:p>600</text:p>
          </table:table-cell>
          <table:table-cell table:formula="of:=LN([.E34])" office:value-type="float" office:value="1.36165119730691" calcext:value-type="float">
            <text:p>1.3616511973</text:p>
          </table:table-cell>
          <table:table-cell table:formula="of:=LN([.H34])" office:value-type="float" office:value="6.39692965521615" calcext:value-type="float">
            <text:p>6.396929655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.479124" calcext:value-type="float">
            <text:p>2.479124</text:p>
          </table:table-cell>
          <table:table-cell office:value-type="float" office:value="0.002595" calcext:value-type="float">
            <text:p>0.002595</text:p>
          </table:table-cell>
          <table:table-cell office:value-type="string" calcext:value-type="string">
            <text:p>ops/s</text:p>
          </table:table-cell>
          <table:table-cell office:value-type="float" office:value="700" calcext:value-type="float">
            <text:p>700</text:p>
          </table:table-cell>
          <table:table-cell table:formula="of:=LN([.E35])" office:value-type="float" office:value="0.90790527197151" calcext:value-type="float">
            <text:p>0.907905272</text:p>
          </table:table-cell>
          <table:table-cell table:formula="of:=LN([.H35])" office:value-type="float" office:value="6.5510803350434" calcext:value-type="float">
            <text:p>6.551080335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.667495" calcext:value-type="float">
            <text:p>1.667495</text:p>
          </table:table-cell>
          <table:table-cell office:value-type="float" office:value="0.00185" calcext:value-type="float">
            <text:p>0.00185</text:p>
          </table:table-cell>
          <table:table-cell office:value-type="string" calcext:value-type="string">
            <text:p>ops/s</text:p>
          </table:table-cell>
          <table:table-cell office:value-type="float" office:value="800" calcext:value-type="float">
            <text:p>800</text:p>
          </table:table-cell>
          <table:table-cell table:formula="of:=LN([.E36])" office:value-type="float" office:value="0.511322500302397" calcext:value-type="float">
            <text:p>0.5113225003</text:p>
          </table:table-cell>
          <table:table-cell table:formula="of:=LN([.H36])" office:value-type="float" office:value="6.68461172766793" calcext:value-type="float">
            <text:p>6.6846117277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.171382" calcext:value-type="float">
            <text:p>1.171382</text:p>
          </table:table-cell>
          <table:table-cell office:value-type="float" office:value="0.001938" calcext:value-type="float">
            <text:p>0.001938</text:p>
          </table:table-cell>
          <table:table-cell office:value-type="string" calcext:value-type="string">
            <text:p>ops/s</text:p>
          </table:table-cell>
          <table:table-cell office:value-type="float" office:value="900" calcext:value-type="float">
            <text:p>900</text:p>
          </table:table-cell>
          <table:table-cell table:formula="of:=LN([.E37])" office:value-type="float" office:value="0.158184248327038" calcext:value-type="float">
            <text:p>0.1581842483</text:p>
          </table:table-cell>
          <table:table-cell table:formula="of:=LN([.H37])" office:value-type="float" office:value="6.80239476332431" calcext:value-type="float">
            <text:p>6.8023947633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450619.21529" calcext:value-type="float">
            <text:p>7450619.21529</text:p>
          </table:table-cell>
          <table:table-cell office:value-type="float" office:value="27015.139763" calcext:value-type="float">
            <text:p>27015.139763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  <table:table-cell table:formula="of:=LN([.E38])" office:value-type="float" office:value="15.8238077030481" calcext:value-type="float">
            <text:p>15.823807703</text:p>
          </table:table-cell>
          <table:table-cell table:formula="of:=LN([.H38])" office:value-type="float" office:value="0.693147180559945" calcext:value-type="float">
            <text:p>0.6931471806</text:p>
          </table:table-cell>
          <table:table-cell office:value-type="string" calcext:value-type="string">
            <text:p>IKJ</text:p>
          </table:table-cell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998490.0757" calcext:value-type="float">
            <text:p>1998490.0757</text:p>
          </table:table-cell>
          <table:table-cell office:value-type="float" office:value="5491.86417" calcext:value-type="float">
            <text:p>5491.86417</text:p>
          </table:table-cell>
          <table:table-cell office:value-type="string" calcext:value-type="string">
            <text:p>ops/s</text:p>
          </table:table-cell>
          <table:table-cell office:value-type="float" office:value="4" calcext:value-type="float">
            <text:p>4</text:p>
          </table:table-cell>
          <table:table-cell table:formula="of:=LN([.E39])" office:value-type="float" office:value="14.5079024912468" calcext:value-type="float">
            <text:p>14.5079024912</text:p>
          </table:table-cell>
          <table:table-cell table:formula="of:=LN([.H39])" office:value-type="float" office:value="1.38629436111989" calcext:value-type="float">
            <text:p>1.3862943611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01167.20404" calcext:value-type="float">
            <text:p>901167.20404</text:p>
          </table:table-cell>
          <table:table-cell office:value-type="float" office:value="2591.808347" calcext:value-type="float">
            <text:p>2591.808347</text:p>
          </table:table-cell>
          <table:table-cell office:value-type="string" calcext:value-type="string">
            <text:p>ops/s</text:p>
          </table:table-cell>
          <table:table-cell office:value-type="float" office:value="6" calcext:value-type="float">
            <text:p>6</text:p>
          </table:table-cell>
          <table:table-cell table:formula="of:=LN([.E40])" office:value-type="float" office:value="13.7114460954444" calcext:value-type="float">
            <text:p>13.7114460954</text:p>
          </table:table-cell>
          <table:table-cell table:formula="of:=LN([.H40])" office:value-type="float" office:value="1.79175946922806" calcext:value-type="float">
            <text:p>1.791759469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75234.737445" calcext:value-type="float">
            <text:p>475234.737445</text:p>
          </table:table-cell>
          <table:table-cell office:value-type="float" office:value="1305.401502" calcext:value-type="float">
            <text:p>1305.401502</text:p>
          </table:table-cell>
          <table:table-cell office:value-type="string" calcext:value-type="string">
            <text:p>ops/s</text:p>
          </table:table-cell>
          <table:table-cell office:value-type="float" office:value="8" calcext:value-type="float">
            <text:p>8</text:p>
          </table:table-cell>
          <table:table-cell table:formula="of:=LN([.E41])" office:value-type="float" office:value="13.0715641450428" calcext:value-type="float">
            <text:p>13.071564145</text:p>
          </table:table-cell>
          <table:table-cell table:formula="of:=LN([.H41])" office:value-type="float" office:value="2.07944154167984" calcext:value-type="float">
            <text:p>2.0794415417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96328.514977" calcext:value-type="float">
            <text:p>296328.514977</text:p>
          </table:table-cell>
          <table:table-cell office:value-type="float" office:value="725.79056" calcext:value-type="float">
            <text:p>725.79056</text:p>
          </table:table-cell>
          <table:table-cell office:value-type="string" calcext:value-type="string">
            <text:p>ops/s</text:p>
          </table:table-cell>
          <table:table-cell office:value-type="float" office:value="10" calcext:value-type="float">
            <text:p>10</text:p>
          </table:table-cell>
          <table:table-cell table:formula="of:=LN([.E42])" office:value-type="float" office:value="12.5992239657756" calcext:value-type="float">
            <text:p>12.5992239658</text:p>
          </table:table-cell>
          <table:table-cell table:formula="of:=LN([.H42])" office:value-type="float" office:value="2.30258509299405" calcext:value-type="float">
            <text:p>2.302585093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95463.931198" calcext:value-type="float">
            <text:p>195463.931198</text:p>
          </table:table-cell>
          <table:table-cell office:value-type="float" office:value="723.935474" calcext:value-type="float">
            <text:p>723.935474</text:p>
          </table:table-cell>
          <table:table-cell office:value-type="string" calcext:value-type="string">
            <text:p>ops/s</text:p>
          </table:table-cell>
          <table:table-cell office:value-type="float" office:value="12" calcext:value-type="float">
            <text:p>12</text:p>
          </table:table-cell>
          <table:table-cell table:formula="of:=LN([.E43])" office:value-type="float" office:value="12.1831311462353" calcext:value-type="float">
            <text:p>12.1831311462</text:p>
          </table:table-cell>
          <table:table-cell table:formula="of:=LN([.H43])" office:value-type="float" office:value="2.484906649788" calcext:value-type="float">
            <text:p>2.4849066498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1954.573768" calcext:value-type="float">
            <text:p>141954.573768</text:p>
          </table:table-cell>
          <table:table-cell office:value-type="float" office:value="570.893931" calcext:value-type="float">
            <text:p>570.893931</text:p>
          </table:table-cell>
          <table:table-cell office:value-type="string" calcext:value-type="string">
            <text:p>ops/s</text:p>
          </table:table-cell>
          <table:table-cell office:value-type="float" office:value="14" calcext:value-type="float">
            <text:p>14</text:p>
          </table:table-cell>
          <table:table-cell table:formula="of:=LN([.E44])" office:value-type="float" office:value="11.8632623823613" calcext:value-type="float">
            <text:p>11.8632623824</text:p>
          </table:table-cell>
          <table:table-cell table:formula="of:=LN([.H44])" office:value-type="float" office:value="2.63905732961526" calcext:value-type="float">
            <text:p>2.6390573296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3822.312437" calcext:value-type="float">
            <text:p>103822.312437</text:p>
          </table:table-cell>
          <table:table-cell office:value-type="float" office:value="410.114772" calcext:value-type="float">
            <text:p>410.114772</text:p>
          </table:table-cell>
          <table:table-cell office:value-type="string" calcext:value-type="string">
            <text:p>ops/s</text:p>
          </table:table-cell>
          <table:table-cell office:value-type="float" office:value="16" calcext:value-type="float">
            <text:p>16</text:p>
          </table:table-cell>
          <table:table-cell table:formula="of:=LN([.E45])" office:value-type="float" office:value="11.5504361826546" calcext:value-type="float">
            <text:p>11.5504361827</text:p>
          </table:table-cell>
          <table:table-cell table:formula="of:=LN([.H45])" office:value-type="float" office:value="2.77258872223978" calcext:value-type="float">
            <text:p>2.772588722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0643.506584" calcext:value-type="float">
            <text:p>80643.506584</text:p>
          </table:table-cell>
          <table:table-cell office:value-type="float" office:value="329.504966" calcext:value-type="float">
            <text:p>329.504966</text:p>
          </table:table-cell>
          <table:table-cell office:value-type="string" calcext:value-type="string">
            <text:p>ops/s</text:p>
          </table:table-cell>
          <table:table-cell office:value-type="float" office:value="18" calcext:value-type="float">
            <text:p>18</text:p>
          </table:table-cell>
          <table:table-cell table:formula="of:=LN([.E46])" office:value-type="float" office:value="11.2977935667844" calcext:value-type="float">
            <text:p>11.2977935668</text:p>
          </table:table-cell>
          <table:table-cell table:formula="of:=LN([.H46])" office:value-type="float" office:value="2.89037175789616" calcext:value-type="float">
            <text:p>2.8903717579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444.111143" calcext:value-type="float">
            <text:p>24444.111143</text:p>
          </table:table-cell>
          <table:table-cell office:value-type="float" office:value="103.300466" calcext:value-type="float">
            <text:p>103.300466</text:p>
          </table:table-cell>
          <table:table-cell office:value-type="string" calcext:value-type="string">
            <text:p>ops/s</text:p>
          </table:table-cell>
          <table:table-cell office:value-type="float" office:value="30" calcext:value-type="float">
            <text:p>30</text:p>
          </table:table-cell>
          <table:table-cell table:formula="of:=LN([.E47])" office:value-type="float" office:value="10.1041446128462" calcext:value-type="float">
            <text:p>10.1041446128</text:p>
          </table:table-cell>
          <table:table-cell table:formula="of:=LN([.H47])" office:value-type="float" office:value="3.40119738166216" calcext:value-type="float">
            <text:p>3.4011973817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944.082565" calcext:value-type="float">
            <text:p>6944.082565</text:p>
          </table:table-cell>
          <table:table-cell office:value-type="float" office:value="31.216404" calcext:value-type="float">
            <text:p>31.216404</text:p>
          </table:table-cell>
          <table:table-cell office:value-type="string" calcext:value-type="string">
            <text:p>ops/s</text:p>
          </table:table-cell>
          <table:table-cell office:value-type="float" office:value="50" calcext:value-type="float">
            <text:p>50</text:p>
          </table:table-cell>
          <table:table-cell table:formula="of:=LN([.E48])" office:value-type="float" office:value="8.84564514639047" calcext:value-type="float">
            <text:p>8.8456451464</text:p>
          </table:table-cell>
          <table:table-cell table:formula="of:=LN([.H48])" office:value-type="float" office:value="3.91202300542815" calcext:value-type="float">
            <text:p>3.9120230054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60.268315" calcext:value-type="float">
            <text:p>2860.268315</text:p>
          </table:table-cell>
          <table:table-cell office:value-type="float" office:value="15.589586" calcext:value-type="float">
            <text:p>15.589586</text:p>
          </table:table-cell>
          <table:table-cell office:value-type="string" calcext:value-type="string">
            <text:p>ops/s</text:p>
          </table:table-cell>
          <table:table-cell office:value-type="float" office:value="70" calcext:value-type="float">
            <text:p>70</text:p>
          </table:table-cell>
          <table:table-cell table:formula="of:=LN([.E49])" office:value-type="float" office:value="7.95867071584698" calcext:value-type="float">
            <text:p>7.9586707158</text:p>
          </table:table-cell>
          <table:table-cell table:formula="of:=LN([.H49])" office:value-type="float" office:value="4.24849524204936" calcext:value-type="float">
            <text:p>4.24849524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56.455311" calcext:value-type="float">
            <text:p>1456.455311</text:p>
          </table:table-cell>
          <table:table-cell office:value-type="float" office:value="8.640742" calcext:value-type="float">
            <text:p>8.640742</text:p>
          </table:table-cell>
          <table:table-cell office:value-type="string" calcext:value-type="string">
            <text:p>ops/s</text:p>
          </table:table-cell>
          <table:table-cell office:value-type="float" office:value="90" calcext:value-type="float">
            <text:p>90</text:p>
          </table:table-cell>
          <table:table-cell table:formula="of:=LN([.E50])" office:value-type="float" office:value="7.28376089347083" calcext:value-type="float">
            <text:p>7.2837608935</text:p>
          </table:table-cell>
          <table:table-cell table:formula="of:=LN([.H50])" office:value-type="float" office:value="4.49980967033027" calcext:value-type="float">
            <text:p>4.4998096703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33.901404" calcext:value-type="float">
            <text:p>833.901404</text:p>
          </table:table-cell>
          <table:table-cell office:value-type="float" office:value="9.848426" calcext:value-type="float">
            <text:p>9.848426</text:p>
          </table:table-cell>
          <table:table-cell office:value-type="string" calcext:value-type="string">
            <text:p>ops/s</text:p>
          </table:table-cell>
          <table:table-cell office:value-type="float" office:value="110" calcext:value-type="float">
            <text:p>110</text:p>
          </table:table-cell>
          <table:table-cell table:formula="of:=LN([.E51])" office:value-type="float" office:value="6.72611517474664" calcext:value-type="float">
            <text:p>6.7261151747</text:p>
          </table:table-cell>
          <table:table-cell table:formula="of:=LN([.H51])" office:value-type="float" office:value="4.70048036579242" calcext:value-type="float">
            <text:p>4.7004803658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15.800116" calcext:value-type="float">
            <text:p>515.800116</text:p>
          </table:table-cell>
          <table:table-cell office:value-type="float" office:value="8.462358" calcext:value-type="float">
            <text:p>8.462358</text:p>
          </table:table-cell>
          <table:table-cell office:value-type="string" calcext:value-type="string">
            <text:p>ops/s</text:p>
          </table:table-cell>
          <table:table-cell office:value-type="float" office:value="130" calcext:value-type="float">
            <text:p>130</text:p>
          </table:table-cell>
          <table:table-cell table:formula="of:=LN([.E52])" office:value-type="float" office:value="6.24571931834059" calcext:value-type="float">
            <text:p>6.2457193183</text:p>
          </table:table-cell>
          <table:table-cell table:formula="of:=LN([.H52])" office:value-type="float" office:value="4.86753445045558" calcext:value-type="float">
            <text:p>4.8675344505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5.187297" calcext:value-type="float">
            <text:p>135.187297</text:p>
          </table:table-cell>
          <table:table-cell office:value-type="float" office:value="0.607657" calcext:value-type="float">
            <text:p>0.607657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  <table:table-cell table:formula="of:=LN([.E53])" office:value-type="float" office:value="4.90666120209403" calcext:value-type="float">
            <text:p>4.9066612021</text:p>
          </table:table-cell>
          <table:table-cell table:formula="of:=LN([.H53])" office:value-type="float" office:value="5.29831736654804" calcext:value-type="float">
            <text:p>5.2983173665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2.705368" calcext:value-type="float">
            <text:p>42.705368</text:p>
          </table:table-cell>
          <table:table-cell office:value-type="float" office:value="0.245331" calcext:value-type="float">
            <text:p>0.245331</text:p>
          </table:table-cell>
          <table:table-cell office:value-type="string" calcext:value-type="string">
            <text:p>ops/s</text:p>
          </table:table-cell>
          <table:table-cell office:value-type="float" office:value="300" calcext:value-type="float">
            <text:p>300</text:p>
          </table:table-cell>
          <table:table-cell table:formula="of:=LN([.E54])" office:value-type="float" office:value="3.75432462661891" calcext:value-type="float">
            <text:p>3.7543246266</text:p>
          </table:table-cell>
          <table:table-cell table:formula="of:=LN([.H54])" office:value-type="float" office:value="5.7037824746562" calcext:value-type="float">
            <text:p>5.7037824747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.699422" calcext:value-type="float">
            <text:p>18.699422</text:p>
          </table:table-cell>
          <table:table-cell office:value-type="float" office:value="0.114172" calcext:value-type="float">
            <text:p>0.114172</text:p>
          </table:table-cell>
          <table:table-cell office:value-type="string" calcext:value-type="string">
            <text:p>ops/s</text:p>
          </table:table-cell>
          <table:table-cell office:value-type="float" office:value="400" calcext:value-type="float">
            <text:p>400</text:p>
          </table:table-cell>
          <table:table-cell table:formula="of:=LN([.E55])" office:value-type="float" office:value="2.92849261429194" calcext:value-type="float">
            <text:p>2.9284926143</text:p>
          </table:table-cell>
          <table:table-cell table:formula="of:=LN([.H55])" office:value-type="float" office:value="5.99146454710798" calcext:value-type="float">
            <text:p>5.9914645471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.766539" calcext:value-type="float">
            <text:p>9.766539</text:p>
          </table:table-cell>
          <table:table-cell office:value-type="float" office:value="0.0603" calcext:value-type="float">
            <text:p>0.0603</text:p>
          </table:table-cell>
          <table:table-cell office:value-type="string" calcext:value-type="string">
            <text:p>ops/s</text:p>
          </table:table-cell>
          <table:table-cell office:value-type="float" office:value="500" calcext:value-type="float">
            <text:p>500</text:p>
          </table:table-cell>
          <table:table-cell table:formula="of:=LN([.E56])" office:value-type="float" office:value="2.27896215559712" calcext:value-type="float">
            <text:p>2.2789621556</text:p>
          </table:table-cell>
          <table:table-cell table:formula="of:=LN([.H56])" office:value-type="float" office:value="6.21460809842219" calcext:value-type="float">
            <text:p>6.2146080984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.782789" calcext:value-type="float">
            <text:p>5.782789</text:p>
          </table:table-cell>
          <table:table-cell office:value-type="float" office:value="0.021114" calcext:value-type="float">
            <text:p>0.021114</text:p>
          </table:table-cell>
          <table:table-cell office:value-type="string" calcext:value-type="string">
            <text:p>ops/s</text:p>
          </table:table-cell>
          <table:table-cell office:value-type="float" office:value="600" calcext:value-type="float">
            <text:p>600</text:p>
          </table:table-cell>
          <table:table-cell table:formula="of:=LN([.E57])" office:value-type="float" office:value="1.75488609225763" calcext:value-type="float">
            <text:p>1.7548860923</text:p>
          </table:table-cell>
          <table:table-cell table:formula="of:=LN([.H57])" office:value-type="float" office:value="6.39692965521615" calcext:value-type="float">
            <text:p>6.3969296552</text:p>
          </table:table-cell>
          <table:table-cell/>
        </table:table-row>
        <table:table-row table:style-name="ro1">
          <table:table-cell office:value-type="string" calcext:value-type="string">
            <text:p>com.testwo.Matrices.MyBenchmark.testMult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.498499" calcext:value-type="float">
            <text:p>2.498499</text:p>
          </table:table-cell>
          <table:table-cell office:value-type="float" office:value="0.006447" calcext:value-type="float">
            <text:p>0.006447</text:p>
          </table:table-cell>
          <table:table-cell office:value-type="string" calcext:value-type="string">
            <text:p>ops/s</text:p>
          </table:table-cell>
          <table:table-cell office:value-type="float" office:value="800" calcext:value-type="float">
            <text:p>800</text:p>
          </table:table-cell>
          <table:table-cell table:formula="of:=LN([.E58])" office:value-type="float" office:value="0.915690151561898" calcext:value-type="float">
            <text:p>0.9156901516</text:p>
          </table:table-cell>
          <table:table-cell table:formula="of:=LN([.H58])" office:value-type="float" office:value="6.68461172766793" calcext:value-type="float">
            <text:p>6.6846117277</text:p>
          </table:table-cell>
          <table:table-cell/>
        </table:table-row>
      </table:table>
      <table:named-expressions/>
      <table:database-ranges>
        <table:database-range table:name="__Anonymous_Sheet_DB__0" table:target-range-address="test1.A1:test1.I3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1:11:46.513282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11:12:25.990614502</dc:date>
    <dc:creator>Woods </dc:creator>
    <meta:editing-duration>PT1H25M43S</meta:editing-duration>
    <meta:editing-cycles>6</meta:editing-cycles>
    <meta:generator>LibreOffice/4.3.7.2$Linux_X86_64 LibreOffice_project/430$Build-2</meta:generator>
    <meta:document-statistic meta:table-count="1" meta:cell-count="5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test1.H3:test1.H16 test1.E3:test1.E16" svg:x="1.331cm" svg:y="0.18cm" svg:width="11.497cm" svg:height="7.659cm">
          <chartooo:coordinate-region svg:x="2.878cm" svg:y="0.379cm" svg:width="9.763cm" svg:height="6.813cm"/>
          <chart:axis chart:dimension="x" chart:name="primary-x" chart:style-name="ch4">
            <chart:title svg:x="6.426cm" svg:y="8.019cm" chart:style-name="ch5">
              <text:p>noRows</text:p>
            </chart:title>
          </chart:axis>
          <chart:axis chart:dimension="y" chart:name="primary-y" chart:style-name="ch4">
            <chart:title svg:x="0.451cm" svg:y="4.49cm" chart:style-name="ch6">
              <text:p>Score</text:p>
            </chart:title>
            <chart:grid chart:style-name="ch7" chart:class="major"/>
          </chart:axis>
          <chart:series chart:style-name="ch8" chart:values-cell-range-address="test1.E3:test1.E16" chart:class="chart:scatter">
            <chart:domain table:cell-range-address="test1.H3:test1.H16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est1.H3:test1.H16</svg:desc>
                </draw:g>
              </table:table-cell>
              <table:table-cell office:value-type="float" office:value="7665559.266153">
                <text:p>7665559.266153</text:p>
                <draw:g>
                  <svg:desc>test1.E3:tes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660493.585188">
                <text:p>3660493.585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011373.72687">
                <text:p>2011373.72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308801.388589">
                <text:p>1308801.388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85774.285992">
                <text:p>885774.285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19875.416911">
                <text:p>619875.416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63620.230357">
                <text:p>463620.230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57011.857923">
                <text:p>357011.857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78905.894268">
                <text:p>278905.894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23310.415133">
                <text:p>223310.415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83079.092759">
                <text:p>183079.0927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4205.052975">
                <text:p>154205.052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8548.998966">
                <text:p>128548.998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09864.346384">
                <text:p>109864.346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7cm" svg:y="0.317cm" chart:style-name="ch2">
          <text:p>Comparison - ~20-100 noRows</text:p>
        </chart:title>
        <chart:legend chart:legend-position="end" svg:x="12.883cm" svg:y="3.454cm" style:legend-expansion="high" chart:style-name="ch3"/>
        <chart:plot-area chart:style-name="ch4" table:cell-range-address="test1.I46:test1.J52 test1.K38:test1.K38 test1.K2:test1.K2 test1.I21:test1.I29" chart:data-source-has-labels="row" svg:x="1.331cm" svg:y="1.275cm" svg:width="11.232cm" svg:height="6.564cm">
          <chartooo:coordinate-region svg:x="1.952cm" svg:y="1.474cm" svg:width="10.517cm" svg:height="5.718cm"/>
          <chart:axis chart:dimension="x" chart:name="primary-x" chart:style-name="ch5">
            <chart:title svg:x="6.056cm" svg:y="8.019cm" chart:style-name="ch6">
              <text:p>ln(noRows)</text:p>
            </chart:title>
          </chart:axis>
          <chart:axis chart:dimension="y" chart:name="primary-y" chart:style-name="ch5">
            <chart:title svg:x="0.451cm" svg:y="5.659cm" chart:style-name="ch7">
              <text:p>ln(Score/ op/s)</text:p>
            </chart:title>
            <chart:grid chart:style-name="ch8" chart:class="major"/>
          </chart:axis>
          <chart:series chart:style-name="ch9" chart:values-cell-range-address="test1.I46:test1.I52" chart:label-cell-address="test1.K38:test1.K38" chart:class="chart:scatter">
            <chart:domain table:cell-range-address="test1.J46:test1.J52"/>
            <chart:regression-curve chart:style-name="ch10">
              <chart:equation chart:display-equation="true" chart:display-r-square="false" svg:x="5.646cm" svg:y="1.822cm"/>
            </chart:regression-curve>
            <chart:data-point chart:repeated="7"/>
          </chart:series>
          <chart:series chart:style-name="ch11" chart:values-cell-range-address="test1.I21:test1.I29" chart:label-cell-address="test1.K2:test1.K2" chart:class="chart:scatter">
            <chart:domain table:cell-range-address="test1.J21:test1.J29"/>
            <chart:regression-curve chart:style-name="ch12">
              <chart:equation chart:display-equation="true" chart:display-r-square="false" svg:x="3.49cm" svg:y="3.658cm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KJ</text:p>
                <draw:g>
                  <svg:desc>test1.K38:test1.K3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JK</text:p>
                <draw:g>
                  <svg:desc>test1.K2:tes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037175789616">
                <text:p>2.89037175789616</text:p>
                <draw:g>
                  <svg:desc>test1.J46:test1.J52</svg:desc>
                </draw:g>
              </table:table-cell>
              <table:table-cell office:value-type="float" office:value="11.2977935667844">
                <text:p>11.2977935667844</text:p>
                <draw:g>
                  <svg:desc>test1.I46:test1.I52</svg:desc>
                </draw:g>
              </table:table-cell>
              <table:table-cell office:value-type="float" office:value="2.99573227355399">
                <text:p>2.99573227355399</text:p>
                <draw:g>
                  <svg:desc>test1.J21:test1.J29</svg:desc>
                </draw:g>
              </table:table-cell>
              <table:table-cell office:value-type="float" office:value="10.9142635393303">
                <text:p>10.9142635393303</text:p>
                <draw:g>
                  <svg:desc>test1.I21:test1.I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10.1041446128462">
                <text:p>10.1041446128462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9.91678904049951">
                <text:p>9.91678904049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8.84564514639047">
                <text:p>8.84564514639047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9.17993947093595">
                <text:p>9.17993947093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7.95867071584698">
                <text:p>7.95867071584698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8.59324294412183">
                <text:p>8.59324294412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7.28376089347083">
                <text:p>7.28376089347083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8.10147723826304">
                <text:p>8.10147723826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6.72611517474664">
                <text:p>6.72611517474664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7.67972826832518">
                <text:p>7.67972826832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6.24571931834059">
                <text:p>6.24571931834059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7.31286470784394">
                <text:p>7.31286470784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6.98996864046579">
                <text:p>6.9899686404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6.69433833795296">
                <text:p>6.694338337952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Comparison ~ 1-20 noRows</text:p>
        </chart:title>
        <chart:legend chart:legend-position="end" svg:x="12.883cm" svg:y="3.454cm" style:legend-expansion="high" chart:style-name="ch3"/>
        <chart:plot-area chart:style-name="ch4" table:cell-range-address="test1.I38:test1.J46 test1.K38:test1.K38 test1.K2:test1.K2 test1.I2:test1.I21" chart:data-source-has-labels="row" svg:x="1.331cm" svg:y="1.275cm" svg:width="11.232cm" svg:height="6.564cm">
          <chartooo:coordinate-region svg:x="1.952cm" svg:y="1.474cm" svg:width="10.371cm" svg:height="5.718cm"/>
          <chart:axis chart:dimension="x" chart:name="primary-x" chart:style-name="ch5">
            <chart:title svg:x="6.056cm" svg:y="8.019cm" chart:style-name="ch6">
              <text:p>ln(noRows)</text:p>
            </chart:title>
          </chart:axis>
          <chart:axis chart:dimension="y" chart:name="primary-y" chart:style-name="ch5">
            <chart:title svg:x="0.451cm" svg:y="5.659cm" chart:style-name="ch7">
              <text:p>ln(Score/ op/s)</text:p>
            </chart:title>
            <chart:grid chart:style-name="ch8" chart:class="major"/>
          </chart:axis>
          <chart:series chart:style-name="ch9" chart:values-cell-range-address="test1.I38:test1.I46" chart:label-cell-address="test1.K38:test1.K38" chart:class="chart:scatter">
            <chart:domain table:cell-range-address="test1.J38:test1.J46"/>
            <chart:regression-curve chart:style-name="ch10">
              <chart:equation chart:display-equation="true" chart:display-r-square="false" svg:x="4.606cm" svg:y="1.581cm"/>
            </chart:regression-curve>
            <chart:data-point chart:repeated="9"/>
          </chart:series>
          <chart:series chart:style-name="ch11" chart:values-cell-range-address="test1.I2:test1.I21" chart:label-cell-address="test1.K2:test1.K2" chart:class="chart:scatter">
            <chart:domain table:cell-range-address="test1.J2:test1.J21"/>
            <chart:regression-curve chart:style-name="ch12">
              <chart:equation chart:display-equation="true" chart:display-r-square="false" svg:x="2.307cm" svg:y="4.449cm"/>
            </chart:regression-curve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KJ</text:p>
                <draw:g>
                  <svg:desc>test1.K38:test1.K3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JK</text:p>
                <draw:g>
                  <svg:desc>test1.K2:tes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147180559945">
                <text:p>0.693147180559945</text:p>
                <draw:g>
                  <svg:desc>test1.J38:test1.J46</svg:desc>
                </draw:g>
              </table:table-cell>
              <table:table-cell office:value-type="float" office:value="15.8238077030481">
                <text:p>15.8238077030481</text:p>
                <draw:g>
                  <svg:desc>test1.I38:test1.I46</svg:desc>
                </draw:g>
              </table:table-cell>
              <table:table-cell office:value-type="float" office:value="0">
                <text:p>0</text:p>
                <draw:g>
                  <svg:desc>test1.J2:test1.J21</svg:desc>
                </draw:g>
              </table:table-cell>
              <table:table-cell office:value-type="float" office:value="16.9544596874365">
                <text:p>16.9544596874365</text:p>
                <draw:g>
                  <svg:desc>test1.I2:test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14.5079024912468">
                <text:p>14.5079024912468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15.8522480312471">
                <text:p>15.8522480312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13.7114460954444">
                <text:p>13.7114460954444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15.1131085556258">
                <text:p>15.1131085556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13.0715641450428">
                <text:p>13.0715641450428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14.5143284927962">
                <text:p>14.514328492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12.5992239657756">
                <text:p>12.5992239657756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14.0846223057935">
                <text:p>14.084622305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12.1831311462353">
                <text:p>12.1831311462353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13.6942174409146">
                <text:p>13.6942174409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11.8632623823613">
                <text:p>11.8632623823613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13.3372737963639">
                <text:p>13.3372737963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11.5504361826546">
                <text:p>11.5504361826546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13.0468210270215">
                <text:p>13.0468210270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11.2977935667844">
                <text:p>11.2977935667844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12.7855242756807">
                <text:p>12.7855242756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12.5386297073758">
                <text:p>12.5386297073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789527279837">
                <text:p>2.39789527279837</text:p>
              </table:table-cell>
              <table:table-cell office:value-type="float" office:value="12.3163180786259">
                <text:p>12.316318078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12.1176735393205">
                <text:p>12.1176735393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11.9460385085433">
                <text:p>11.9460385085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11.7640654255459">
                <text:p>11.764065425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11.6070016690487">
                <text:p>11.6070016690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11.4558341728423">
                <text:p>11.4558341728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321334405622">
                <text:p>2.83321334405622</text:p>
              </table:table-cell>
              <table:table-cell office:value-type="float" office:value="11.2820277538265">
                <text:p>11.2820277538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11.1771111680772">
                <text:p>11.1771111680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11.0447598275981">
                <text:p>11.0447598275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10.9142635393303">
                <text:p>10.91426353933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136cm" svg:y="0.316cm" chart:style-name="ch2">
          <text:p>All Data</text:p>
        </chart:title>
        <chart:legend chart:legend-position="end" svg:x="13.28cm" svg:y="4.201cm" style:legend-expansion="high" chart:style-name="ch3"/>
        <chart:plot-area chart:style-name="ch4" table:cell-range-address="test1.I2:test1.J37" svg:x="1.331cm" svg:y="1.275cm" svg:width="11.629cm" svg:height="6.564cm">
          <chartooo:coordinate-region svg:x="1.952cm" svg:y="1.474cm" svg:width="10.914cm" svg:height="5.718cm"/>
          <chart:axis chart:dimension="x" chart:name="primary-x" chart:style-name="ch5">
            <chart:title svg:x="6.254cm" svg:y="8.019cm" chart:style-name="ch6">
              <text:p>ln(noRows)</text:p>
            </chart:title>
          </chart:axis>
          <chart:axis chart:dimension="y" chart:name="primary-y" chart:style-name="ch5">
            <chart:title svg:x="0.451cm" svg:y="5.276cm" chart:style-name="ch7">
              <text:p>ln(Score)</text:p>
            </chart:title>
            <chart:grid chart:style-name="ch8" chart:class="major"/>
          </chart:axis>
          <chart:series chart:style-name="ch9" chart:values-cell-range-address="test1.I2:test1.I37" chart:class="chart:scatter">
            <chart:domain table:cell-range-address="test1.J2:test1.J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1.J2:test1.J37</svg:desc>
                </draw:g>
              </table:table-cell>
              <table:table-cell office:value-type="float" office:value="16.9544596874365">
                <text:p>16.9544596874365</text:p>
                <draw:g>
                  <svg:desc>test1.I2:tes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15.8522480312471">
                <text:p>15.8522480312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15.1131085556258">
                <text:p>15.1131085556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14.5143284927962">
                <text:p>14.514328492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14.0846223057935">
                <text:p>14.084622305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13.6942174409146">
                <text:p>13.6942174409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13.3372737963639">
                <text:p>13.3372737963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13.0468210270215">
                <text:p>13.0468210270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12.7855242756807">
                <text:p>12.7855242756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12.5386297073758">
                <text:p>12.5386297073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9789527279837">
                <text:p>2.39789527279837</text:p>
              </table:table-cell>
              <table:table-cell office:value-type="float" office:value="12.3163180786259">
                <text:p>12.3163180786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12.1176735393205">
                <text:p>12.1176735393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11.9460385085433">
                <text:p>11.9460385085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11.7640654255459">
                <text:p>11.7640654255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11.6070016690487">
                <text:p>11.6070016690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11.4558341728423">
                <text:p>11.4558341728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3321334405622">
                <text:p>2.83321334405622</text:p>
              </table:table-cell>
              <table:table-cell office:value-type="float" office:value="11.2820277538265">
                <text:p>11.2820277538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11.1771111680772">
                <text:p>11.1771111680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11.0447598275981">
                <text:p>11.0447598275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10.9142635393303">
                <text:p>10.9142635393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9.91678904049951">
                <text:p>9.91678904049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9.17993947093595">
                <text:p>9.17993947093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8.59324294412183">
                <text:p>8.59324294412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8.10147723826304">
                <text:p>8.10147723826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7.67972826832518">
                <text:p>7.679728268325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7.31286470784394">
                <text:p>7.31286470784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6.98996864046579">
                <text:p>6.98996864046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6.69433833795296">
                <text:p>6.69433833795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4.60883299968831">
                <text:p>4.60883299968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037824746562">
                <text:p>5.7037824746562</text:p>
              </table:table-cell>
              <table:table-cell office:value-type="float" office:value="3.43632044809593">
                <text:p>3.43632044809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2.56766773624279">
                <text:p>2.567667736242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1.91799909139388">
                <text:p>1.91799909139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9692965521615">
                <text:p>6.39692965521615</text:p>
              </table:table-cell>
              <table:table-cell office:value-type="float" office:value="1.36165119730691">
                <text:p>1.36165119730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510803350434">
                <text:p>6.5510803350434</text:p>
              </table:table-cell>
              <table:table-cell office:value-type="float" office:value="0.90790527197151">
                <text:p>0.90790527197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8461172766793">
                <text:p>6.68461172766793</text:p>
              </table:table-cell>
              <table:table-cell office:value-type="float" office:value="0.511322500302397">
                <text:p>0.511322500302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0239476332431">
                <text:p>6.80239476332431</text:p>
              </table:table-cell>
              <table:table-cell office:value-type="float" office:value="0.158184248327038">
                <text:p>0.1581842483270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title svg:x="6.386cm" svg:y="0.346cm" chart:style-name="ch2">
          <text:p>comparison</text:p>
        </chart:title>
        <chart:legend chart:legend-position="end" svg:x="13.28cm" svg:y="3.952cm" style:legend-expansion="high" chart:style-name="ch3"/>
        <chart:plot-area chart:style-name="ch4" table:cell-range-address="test1.I38:test1.J58 test1.I2:test1.I37" svg:x="1.331cm" svg:y="1.275cm" svg:width="11.629cm" svg:height="6.564cm">
          <chartooo:coordinate-region svg:x="1.952cm" svg:y="1.474cm" svg:width="10.914cm" svg:height="5.718cm"/>
          <chart:axis chart:dimension="x" chart:name="primary-x" chart:style-name="ch5">
            <chart:title svg:x="6.254cm" svg:y="8.019cm" chart:style-name="ch6">
              <text:p>ln(noRows)</text:p>
            </chart:title>
          </chart:axis>
          <chart:axis chart:dimension="y" chart:name="primary-y" chart:style-name="ch5">
            <chart:title svg:x="0.451cm" svg:y="5.276cm" chart:style-name="ch7">
              <text:p>ln(Score)</text:p>
            </chart:title>
            <chart:grid chart:style-name="ch8" chart:class="major"/>
          </chart:axis>
          <chart:series chart:style-name="ch9" chart:values-cell-range-address="test1.I38:test1.I58" chart:class="chart:scatter">
            <chart:domain table:cell-range-address="test1.J38:test1.J58"/>
            <chart:data-point chart:repeated="21"/>
          </chart:series>
          <chart:series chart:style-name="ch10" chart:values-cell-range-address="test1.I2:test1.I37" chart:class="chart:scatter">
            <chart:domain table:cell-range-address="test1.J2:test1.J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147180559945">
                <text:p>0.693147180559945</text:p>
                <draw:g>
                  <svg:desc>test1.J38:test1.J58</svg:desc>
                </draw:g>
              </table:table-cell>
              <table:table-cell office:value-type="float" office:value="15.8238077030481">
                <text:p>15.8238077030481</text:p>
                <draw:g>
                  <svg:desc>test1.I38:test1.I58</svg:desc>
                </draw:g>
              </table:table-cell>
              <table:table-cell office:value-type="float" office:value="0">
                <text:p>0</text:p>
                <draw:g>
                  <svg:desc>test1.J2:test1.J37</svg:desc>
                </draw:g>
              </table:table-cell>
              <table:table-cell office:value-type="float" office:value="16.9544596874365">
                <text:p>16.9544596874365</text:p>
                <draw:g>
                  <svg:desc>test1.I2:tes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14.5079024912468">
                <text:p>14.5079024912468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15.8522480312471">
                <text:p>15.8522480312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13.7114460954444">
                <text:p>13.7114460954444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15.1131085556258">
                <text:p>15.1131085556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13.0715641450428">
                <text:p>13.0715641450428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14.5143284927962">
                <text:p>14.514328492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12.5992239657756">
                <text:p>12.5992239657756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14.0846223057935">
                <text:p>14.084622305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12.1831311462353">
                <text:p>12.1831311462353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13.6942174409146">
                <text:p>13.6942174409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11.8632623823613">
                <text:p>11.8632623823613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13.3372737963639">
                <text:p>13.3372737963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11.5504361826546">
                <text:p>11.5504361826546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13.0468210270215">
                <text:p>13.0468210270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11.2977935667844">
                <text:p>11.2977935667844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12.7855242756807">
                <text:p>12.7855242756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10.1041446128462">
                <text:p>10.1041446128462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12.5386297073758">
                <text:p>12.5386297073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8.84564514639047">
                <text:p>8.84564514639047</text:p>
              </table:table-cell>
              <table:table-cell office:value-type="float" office:value="2.39789527279837">
                <text:p>2.39789527279837</text:p>
              </table:table-cell>
              <table:table-cell office:value-type="float" office:value="12.3163180786259">
                <text:p>12.3163180786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7.95867071584698">
                <text:p>7.95867071584698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12.1176735393205">
                <text:p>12.1176735393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7.28376089347083">
                <text:p>7.28376089347083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11.9460385085433">
                <text:p>11.9460385085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6.72611517474664">
                <text:p>6.72611517474664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11.7640654255459">
                <text:p>11.7640654255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6.24571931834059">
                <text:p>6.24571931834059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11.6070016690487">
                <text:p>11.6070016690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4.90666120209403">
                <text:p>4.90666120209403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11.4558341728423">
                <text:p>11.4558341728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037824746562">
                <text:p>5.7037824746562</text:p>
              </table:table-cell>
              <table:table-cell office:value-type="float" office:value="3.75432462661891">
                <text:p>3.75432462661891</text:p>
              </table:table-cell>
              <table:table-cell office:value-type="float" office:value="2.83321334405622">
                <text:p>2.83321334405622</text:p>
              </table:table-cell>
              <table:table-cell office:value-type="float" office:value="11.2820277538265">
                <text:p>11.2820277538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2.92849261429194">
                <text:p>2.92849261429194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11.1771111680772">
                <text:p>11.1771111680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2.27896215559712">
                <text:p>2.27896215559712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11.0447598275981">
                <text:p>11.0447598275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9692965521615">
                <text:p>6.39692965521615</text:p>
              </table:table-cell>
              <table:table-cell office:value-type="float" office:value="1.75488609225763">
                <text:p>1.75488609225763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10.9142635393303">
                <text:p>10.9142635393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8461172766793">
                <text:p>6.68461172766793</text:p>
              </table:table-cell>
              <table:table-cell office:value-type="float" office:value="0.915690151561898">
                <text:p>0.915690151561898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9.91678904049951">
                <text:p>9.91678904049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9.17993947093595">
                <text:p>9.17993947093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8.59324294412183">
                <text:p>8.59324294412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8.10147723826304">
                <text:p>8.1014772382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7.67972826832518">
                <text:p>7.67972826832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7.31286470784394">
                <text:p>7.31286470784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6.98996864046579">
                <text:p>6.9899686404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6.69433833795296">
                <text:p>6.69433833795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4.60883299968831">
                <text:p>4.60883299968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37824746562">
                <text:p>5.7037824746562</text:p>
              </table:table-cell>
              <table:table-cell office:value-type="float" office:value="3.43632044809593">
                <text:p>3.43632044809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2.56766773624279">
                <text:p>2.56766773624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1.91799909139388">
                <text:p>1.91799909139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692965521615">
                <text:p>6.39692965521615</text:p>
              </table:table-cell>
              <table:table-cell office:value-type="float" office:value="1.36165119730691">
                <text:p>1.36165119730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510803350434">
                <text:p>6.5510803350434</text:p>
              </table:table-cell>
              <table:table-cell office:value-type="float" office:value="0.90790527197151">
                <text:p>0.90790527197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461172766793">
                <text:p>6.68461172766793</text:p>
              </table:table-cell>
              <table:table-cell office:value-type="float" office:value="0.511322500302397">
                <text:p>0.511322500302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0239476332431">
                <text:p>6.80239476332431</text:p>
              </table:table-cell>
              <table:table-cell office:value-type="float" office:value="0.158184248327038">
                <text:p>0.1581842483270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9cm" svg:y="0.316cm" chart:style-name="ch2">
          <text:p>Comparison - ~100-1000 noRows</text:p>
        </chart:title>
        <chart:legend chart:legend-position="end" svg:x="12.883cm" svg:y="3.454cm" style:legend-expansion="high" chart:style-name="ch3"/>
        <chart:plot-area chart:style-name="ch4" table:cell-range-address="test1.I51:test1.J58 test1.K38:test1.K38 test1.K2:test1.K2 test1.I29:test1.I37" chart:data-source-has-labels="row" svg:x="1.331cm" svg:y="1.275cm" svg:width="11.232cm" svg:height="6.564cm">
          <chartooo:coordinate-region svg:x="1.767cm" svg:y="1.474cm" svg:width="10.702cm" svg:height="5.718cm"/>
          <chart:axis chart:dimension="x" chart:name="primary-x" chart:style-name="ch5">
            <chart:title svg:x="6.056cm" svg:y="8.019cm" chart:style-name="ch6">
              <text:p>ln(noRows)</text:p>
            </chart:title>
          </chart:axis>
          <chart:axis chart:dimension="y" chart:name="primary-y" chart:style-name="ch5">
            <chart:title svg:x="0.451cm" svg:y="5.659cm" chart:style-name="ch7">
              <text:p>ln(Score/ op/s)</text:p>
            </chart:title>
            <chart:grid chart:style-name="ch8" chart:class="major"/>
          </chart:axis>
          <chart:series chart:style-name="ch9" chart:values-cell-range-address="test1.I51:test1.I58" chart:label-cell-address="test1.K38:test1.K38" chart:class="chart:scatter">
            <chart:domain table:cell-range-address="test1.J51:test1.J58"/>
            <chart:regression-curve chart:style-name="ch10">
              <chart:equation chart:display-equation="true" chart:display-r-square="false" svg:x="4.867cm" svg:y="2.238cm"/>
            </chart:regression-curve>
            <chart:data-point chart:repeated="8"/>
          </chart:series>
          <chart:series chart:style-name="ch11" chart:values-cell-range-address="test1.I29:test1.I37" chart:label-cell-address="test1.K2:test1.K2" chart:class="chart:scatter">
            <chart:domain table:cell-range-address="test1.J29:test1.J37"/>
            <chart:regression-curve chart:style-name="ch12">
              <chart:equation chart:display-equation="true" chart:display-r-square="false" svg:x="3.269cm" svg:y="5.561cm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KJ</text:p>
                <draw:g>
                  <svg:desc>test1.K38:test1.K3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JK</text:p>
                <draw:g>
                  <svg:desc>test1.K2:tes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0048036579242">
                <text:p>4.70048036579242</text:p>
                <draw:g>
                  <svg:desc>test1.J51:test1.J58</svg:desc>
                </draw:g>
              </table:table-cell>
              <table:table-cell office:value-type="float" office:value="6.72611517474664">
                <text:p>6.72611517474664</text:p>
                <draw:g>
                  <svg:desc>test1.I51:test1.I58</svg:desc>
                </draw:g>
              </table:table-cell>
              <table:table-cell office:value-type="float" office:value="4.60517018598809">
                <text:p>4.60517018598809</text:p>
                <draw:g>
                  <svg:desc>test1.J29:test1.J37</svg:desc>
                </draw:g>
              </table:table-cell>
              <table:table-cell office:value-type="float" office:value="6.69433833795296">
                <text:p>6.69433833795296</text:p>
                <draw:g>
                  <svg:desc>test1.I29:tes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6.24571931834059">
                <text:p>6.24571931834059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4.60883299968831">
                <text:p>4.60883299968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4.90666120209403">
                <text:p>4.90666120209403</text:p>
              </table:table-cell>
              <table:table-cell office:value-type="float" office:value="5.7037824746562">
                <text:p>5.7037824746562</text:p>
              </table:table-cell>
              <table:table-cell office:value-type="float" office:value="3.43632044809593">
                <text:p>3.43632044809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037824746562">
                <text:p>5.7037824746562</text:p>
              </table:table-cell>
              <table:table-cell office:value-type="float" office:value="3.75432462661891">
                <text:p>3.75432462661891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2.56766773624279">
                <text:p>2.5676677362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2.92849261429194">
                <text:p>2.92849261429194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1.91799909139388">
                <text:p>1.91799909139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2.27896215559712">
                <text:p>2.27896215559712</text:p>
              </table:table-cell>
              <table:table-cell office:value-type="float" office:value="6.39692965521615">
                <text:p>6.39692965521615</text:p>
              </table:table-cell>
              <table:table-cell office:value-type="float" office:value="1.36165119730691">
                <text:p>1.36165119730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692965521615">
                <text:p>6.39692965521615</text:p>
              </table:table-cell>
              <table:table-cell office:value-type="float" office:value="1.75488609225763">
                <text:p>1.75488609225763</text:p>
              </table:table-cell>
              <table:table-cell office:value-type="float" office:value="6.5510803350434">
                <text:p>6.5510803350434</text:p>
              </table:table-cell>
              <table:table-cell office:value-type="float" office:value="0.90790527197151">
                <text:p>0.90790527197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8461172766793">
                <text:p>6.68461172766793</text:p>
              </table:table-cell>
              <table:table-cell office:value-type="float" office:value="0.915690151561898">
                <text:p>0.915690151561898</text:p>
              </table:table-cell>
              <table:table-cell office:value-type="float" office:value="6.68461172766793">
                <text:p>6.68461172766793</text:p>
              </table:table-cell>
              <table:table-cell office:value-type="float" office:value="0.511322500302397">
                <text:p>0.511322500302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0239476332431">
                <text:p>6.80239476332431</text:p>
              </table:table-cell>
              <table:table-cell office:value-type="float" office:value="0.158184248327038">
                <text:p>0.158184248327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